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44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int" table:style-name="ta1">
        <table:shapes>
          <draw:frame draw:z-index="0" draw:style-name="gr1" draw:text-style-name="P1" svg:width="453.51pt" svg:height="255.09pt" svg:x="166.96pt" svg:y="24.69pt">
            <draw:object draw:notify-on-update-of-ranges="'data-int'.A1:'data-int'.A1 'data-int'.A2:'data-int'.A11 'data-int'.B1:'data-int'.B1 'data-int'.B2:'data-int'.B11 'data-int'.C1:'data-int'.C1 'data-int'.C2:'data-int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52" calcext:value-type="float">
            <text:p>5.52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.34" calcext:value-type="float">
            <text:p>7.3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.821" calcext:value-type="float">
            <text:p>7.821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.9" calcext:value-type="float">
            <text:p>9.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.781" calcext:value-type="float">
            <text:p>12.781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.29" calcext:value-type="float">
            <text:p>15.29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6.997" calcext:value-type="float">
            <text:p>16.997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9.729" calcext:value-type="float">
            <text:p>19.72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.62" calcext:value-type="float">
            <text:p>22.62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5.57" calcext:value-type="float">
            <text:p>25.57</text:p>
          </table:table-cell>
          <table:table-cell office:value-type="float" office:value="0.083" calcext:value-type="float">
            <text:p>0.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4:03:38.485730432</dc:date>
    <meta:editing-duration>PT3H18M26S</meta:editing-duration>
    <meta:editing-cycles>1</meta:editing-cycles>
    <meta:document-statistic meta:table-count="1" meta:cell-count="33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'data-int'.A1:'data-int'.C11" chart:data-source-has-labels="both" svg:x="0.32cm" svg:y="0.18cm" svg:width="12.746cm" svg:height="8.64cm">
          <chartooo:coordinate-region svg:x="0.994cm" svg:y="0.379cm" svg:width="11.542cm" svg:height="7.794cm"/>
          <chart:axis chart:dimension="x" chart:name="primary-x" chart:style-name="ch4" chartooo:axis-type="auto">
            <chartooo:date-scale/>
            <chart:categories table:cell-range-address="'data-int'.A2:'data-int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-int'.B2:'data-int'.B11" chart:label-cell-address="'data-int'.B1:'data-int'.B1" chart:class="chart:line">
            <chart:data-point chart:repeated="10"/>
          </chart:series>
          <chart:series chart:style-name="ch7" chart:values-cell-range-address="'data-int'.C2:'data-int'.C11" chart:label-cell-address="'data-int'.C1:'data-int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'data-int'.B1:'data-int'.B1</svg:desc>
                </draw:g>
              </table:table-cell>
              <table:table-cell office:value-type="string">
                <text:p>Binary</text:p>
                <draw:g>
                  <svg:desc>'data-int'.C1:'data-int'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data-int'.A2:'data-int'.A11</svg:desc>
                </draw:g>
              </table:table-cell>
              <table:table-cell office:value-type="float" office:value="5.52">
                <text:p>5.52</text:p>
                <draw:g>
                  <svg:desc>'data-int'.B2:'data-int'.B11</svg:desc>
                </draw:g>
              </table:table-cell>
              <table:table-cell office:value-type="float" office:value="0.075">
                <text:p>0.075</text:p>
                <draw:g>
                  <svg:desc>'data-int'.C2:'data-int'.C11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.34">
                <text:p>7.3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.821">
                <text:p>7.82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9.9">
                <text:p>9.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.781">
                <text:p>12.78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5.29">
                <text:p>15.2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.997">
                <text:p>16.99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9.729">
                <text:p>19.72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2.62">
                <text:p>22.6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5.57">
                <text:p>25.57</text:p>
              </table:table-cell>
              <table:table-cell office:value-type="float" office:value="0.083">
                <text:p>0.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